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30000007F7B4ED8D7.png" manifest:media-type="image/png"/>
  <manifest:file-entry manifest:full-path="Pictures/10000000000000990000005FE6A00AB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5.9076in" style:page-number="auto" table:align="margins" style:writing-mode="lr-tb"/>
    </style:style>
    <style:style style:name="Table1.A" style:family="table-column">
      <style:table-column-properties style:column-width="5.9076in" style:rel-column-width="65535*"/>
    </style:style>
    <style:style style:name="Table1.1" style:family="table-row">
      <style:table-row-properties style:min-row-height="1.1875in"/>
    </style:style>
    <style:style style:name="Table1.A1" style:family="table-cell">
      <style:table-cell-properties fo:padding="0.0382in" fo:border="none"/>
    </style:style>
    <style:style style:name="ANSWER" style:family="table">
      <style:table-properties style:width="5.9063in" table:align="left" style:shadow="none" style:writing-mode="lr-tb"/>
    </style:style>
    <style:style style:name="ANSWER.A" style:family="table-column">
      <style:table-column-properties style:column-width="3.9375in"/>
    </style:style>
    <style:style style:name="ANSWER.B" style:family="table-column">
      <style:table-column-properties style:column-width="0.75in"/>
    </style:style>
    <style:style style:name="ANSWER.C" style:family="table-column">
      <style:table-column-properties style:column-width="0.625in"/>
    </style:style>
    <style:style style:name="ANSWER.D" style:family="table-column">
      <style:table-column-properties style:column-width="0.5938in"/>
    </style:style>
    <style:style style:name="ANSWER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P2" style:family="paragraph" style:parent-style-name="Text_20_body">
      <style:text-properties officeooo:rsid="007d4554" officeooo:paragraph-rsid="007d4554"/>
    </style:style>
    <style:style style:name="P3" style:family="paragraph" style:parent-style-name="Text_20_body">
      <style:text-properties officeooo:rsid="007d4554" officeooo:paragraph-rsid="007f64d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rsid="008bbd2e" officeooo:paragraph-rsid="008bbd2e"/>
    </style:style>
    <style:style style:name="P6" style:family="paragraph" style:parent-style-name="Heading_20_2">
      <style:text-properties officeooo:paragraph-rsid="008b8b2f"/>
    </style:style>
    <style:style style:name="T1" style:family="text">
      <style:text-properties officeooo:rsid="0046765e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2" draw:name="Image2" text:anchor-type="paragraph" svg:x="0.028in" svg:y="0.0728in" svg:width="3.0047in" svg:height="0.7902in" draw:z-index="1"><draw:image xlink:href="Pictures/10000000000001E30000007F7B4ED8D7.png" xlink:type="simple" xlink:show="embed" xlink:actuate="onLoad"/></draw:frame></text:p>
          </table:table-cell>
        </table:table-row>
      </table:table>
      <text:p text:style-name="Title">{Title}</text:p>
      <text:p text:style-name="Text_20_body"/>
      <text:section text:style-name="Sect1" text:name="CONTEST">
        <text:h text:style-name="P6" text:outline-level="2">{ContestName}</text:h>
        <table:table table:name="ANSWER" table:style-name="ANSWER">
          <table:table-column table:style-name="ANSWER.A"/>
          <table:table-column table:style-name="ANSWER.B"/>
          <table:table-column table:style-name="ANSWER.C"/>
          <table:table-column table:style-name="ANSWER.D"/>
          <table:table-row>
            <table:table-cell table:style-name="ANSWER.A1" office:value-type="string">
              <text:p text:style-name="P5">{Answer}</text:p>
            </table:table-cell>
            <table:table-cell table:style-name="ANSWER.A1" office:value-type="string">
              <text:p text:style-name="Table_20_Contents"><draw:frame text:anchor-type="paragraph" draw:z-index="2" draw:style-name="gr1" svg:width="0.5315in" svg:height="0.2189in" svg:x="0.0874in" svg:y="0.0465in"><draw:text-box><text:p/></draw:text-box></draw:frame></text:p>
            </table:table-cell>
            <table:table-cell table:style-name="ANSWER.A1" office:value-type="string">
              <text:p text:style-name="Table_20_Contents"><draw:frame text:anchor-type="paragraph" draw:z-index="3" draw:style-name="gr1" svg:width="0.3858in" svg:height="0.2189in" svg:x="0.0874in" svg:y="0.0465in"><draw:text-box><text:p/></draw:text-box></draw:frame></text:p>
            </table:table-cell>
            <table:table-cell table:style-name="ANSWER.A1" office:value-type="string">
              <text:p text:style-name="Table_20_Contents"><draw:frame text:anchor-type="paragraph" draw:z-index="4" draw:style-name="gr1" svg:width="0.3858in" svg:height="0.2189in" svg:x="0.0874in" svg:y="0.0465in"><draw:text-box><text:p/></draw:text-box></draw:frame></text:p>
            </table:table-cell>
          </table:table-row>
        </table:table>
        <text:p text:style-name="P3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_5f_VariableValue" style:display-name="_VariableValue" style:family="text">
      <style:text-properties style:use-window-font-color="true" style:font-name="Calibri" fo:font-family="Calibri" style:font-family-generic="swiss" style:font-pitch="variable" fo:font-size="11pt" fo:language="es" fo:country="ES" fo:font-weight="normal" fo:background-color="#ff6600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shadow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MT1" style:family="text">
      <style:text-properties officeooo:rsid="0046765e"/>
    </style:style>
    <style:style style:name="M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264in" fo:margin-bottom="0.3264in" fo:margin-left="1.1811in" fo:margin-right="1.1811in" fo:border="none" fo:padding="0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>
        <style:header-footer-properties fo:min-height="0.4902in" fo:margin-left="0in" fo:margin-right="0in" fo:margin-top="0.45in" style:dynamic-spacing="true"/>
      </style:footer-style>
    </style:page-layout>
    <number:time-style style:name="N10042" number:language="en" number:country="CA">
      <number:hours number:style="long"/>
      <number:text>:</number:text>
      <number:minutes number:style="long"/>
      <number:text> </number:text>
      <number:am-pm/>
    </number:time-style>
    <number:date-style style:name="N10075" number:language="en" number:country="CA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MP1"><text:span text:style-name="MT1">Page </text:span><text:page-number text:select-page="current">1</text:page-number> <text:span text:style-name="MT1">of </text:span><text:span text:style-name="MT1"><text:page-count>1</text:page-count></text:span><text:tab/><text:tab/><text:tab/><text:date style:data-style-name="N10075" text:date-value="2015-04-23T01:25:51.863716403">Apr 23, 2015</text:date> <text:time style:data-style-name="N10042" text:time-value="2015-04-23T01:25:51.863805670">01:25 AM</text:time><text:tab/><text:tab/><text:tab/><draw:frame draw:style-name="Mfr1" draw:name="Image1" text:anchor-type="char" svg:x="5.8465in" svg:y="-0.2366in" svg:width="1.0528in" svg:height="0.5417in" draw:z-index="0"><draw:image xlink:href="Pictures/10000000000000990000005FE6A00AB9.jpg" xlink:type="simple" xlink:show="embed" xlink:actuate="onLoad"/></draw:frame>Powered by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biztondo</meta:initial-creator>
    <meta:creation-date>2014-11-19T09:26:00</meta:creation-date>
    <dc:date>2015-04-23T01:25:51.829832706</dc:date>
    <meta:editing-cycles>116</meta:editing-cycles>
    <meta:editing-duration>P1DT2H9M24S</meta:editing-duration>
    <meta:generator>LibreOffice/4.2.7.2$Linux_X86_64 LibreOffice_project/420m0$Build-2</meta:generator>
    <meta:document-statistic meta:table-count="2" meta:image-count="2" meta:object-count="0" meta:page-count="1" meta:paragraph-count="4" meta:word-count="14" meta:character-count="77" meta:non-whitespace-character-count="62"/>
  </office:meta>
</office:document-meta>
</file>